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5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kévin vieira gomes guimarães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Jogos de operadores matemático com tempo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1019"/>
        </table:table-row>
        <table:table-row table:style-name="ro3">
          <table:table-cell/>
          <table:table-cell table:style-name="ce4"/>
          <table:table-cell table:style-name="ce7" office:value-type="string" calcext:value-type="string">
            <text:p><text:a xlink:href="https://sudoku.com/pt/medio/" xlink:type="simple">sudoku</text:a></text:p>
          </table:table-cell>
          <table:table-cell table:style-name="ce7" office:value-type="string" calcext:value-type="string">
            <text:p><text:a xlink:href="https://www.clickjogos.com.br/jogos/onetwothree" xlink:type="simple">one+two+three</text:a></text:p>
          </table:table-cell>
          <table:table-cell table:style-name="ce7" office:value-type="string" calcext:value-type="string">
            <text:p><text:a xlink:href="https://www.tabuadademultiplicar.com.br/teste-de-tempo/" xlink:type="simple">Treinar tabuada no tempo</text:a>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obtenção de logica matemátic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proporcionar a atenção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Limite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Tem ritmo e harmoni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Tem atitude social pelo menos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Página1.F31" table:end-x="1.65mm" table:end-y="1.6mm" draw:z-index="0" draw:name="Chart 1" draw:style-name="gr1" draw:text-style-name="P1" svg:width="182.82mm" svg:height="98.1mm" svg:x="0.83mm" svg:y="3.51m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6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42:57.850975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21-04-11T16:06:28.589612707</dc:date>
    <meta:editing-duration>PT1H15M11S</meta:editing-duration>
    <meta:editing-cycles>18</meta:editing-cycles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287cm" svg:height="9.812cm" xlink:href=".." xlink:type="simple" chart:class="chart:radar" chart:style-name="ch1">
        <chart:legend chart:legend-position="end" svg:x="12.366cm" svg:y="4.109cm" style:legend-expansion="high" chart:style-name="ch2"/>
        <chart:plot-area chart:style-name="ch3" table:cell-range-address="Página1.B4:Página1.E10" chart:data-source-has-labels="both" svg:x="0.365cm" svg:y="0.196cm" svg:width="11.636cm" svg:height="9.42cm">
          <chartooo:coordinate-region svg:x="4.612cm" svg:y="3.213cm" svg:width="3.878cm" svg:height="3.878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doku</text:p>
                <text:list>
                  <text:list-item>
                    <text:p/>
                  </text:list-item>
                  <text:list-item>
                    <text:p>sudoku</text:p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>one+two+three</text:p>
                <text:list>
                  <text:list-item>
                    <text:p/>
                  </text:list-item>
                  <text:list-item>
                    <text:p>one+two+three</text:p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>Treinar tabuada no tempo</text:p>
                <text:list>
                  <text:list-item>
                    <text:p/>
                  </text:list-item>
                  <text:list-item>
                    <text:p>Treinar tabuada no tempo</text:p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btenção de logica matemática</text:p>
                <draw:g>
                  <svg:desc>Página1.B6:Página1.B10</svg:desc>
                </draw:g>
              </table:table-cell>
              <table:table-cell office:value-type="float" office:value="5">
                <text:p>5</text:p>
                <draw:g>
                  <svg:desc>Página1.C6:Página1.C10</svg:desc>
                </draw:g>
              </table:table-cell>
              <table:table-cell office:value-type="float" office:value="4">
                <text:p>4</text:p>
                <draw:g>
                  <svg:desc>Página1.D6:Página1.D10</svg:desc>
                </draw:g>
              </table:table-cell>
              <table:table-cell office:value-type="float" office:value="2">
                <text:p>2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>proporcionar a atenção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mit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m ritmo e harmonia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m atitude social pelo menos.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